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Ubuntu" svg:font-family="Ubuntu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_20_gauche">
      <style:text-properties fo:language="fr" fo:country="F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ysage dévasté<text:line-break/>un monde se disloque<text:line-break/>se décompose<text:line-break/>what's going on<text:line-break/>tu sais bien ce qui<text:line-break/>a<text:line-break/>lieu<text:line-break/>là now maintenant<text:line-break/>it won't disappear<text:line-break/>simplement parce que tu fermes les yeux<text:line-break/>va simplement falloir<text:line-break/>toujours il faut<text:line-break/>manger courir se lever dormir<text:line-break/>manger dormir se lever courir<text:line-break/>faire comme si de rien n'était<text:line-break/>tout en faisant comme si ça y était<text:line-break/>continuer tout en s'arrêtant<text:line-break/>s'arrêter mais en continuant<text:line-break/>accepter de parler de<text:line-break/>front<text:line-break/>back<text:line-break/>office alors que c'est la faillite<text:line-break/>myriades de fêlures<text:line-break/>la coquille n'est que poussière<text:line-break/>poussière<text:line-break/>micro-particules<text:line-break/>se répandent dans un hémisphère<text:line-break/>entier<text:line-break/>l'inconnu<text:line-break/>tous les jours<text:line-break/>chaque pas<text:line-break/>chaque respiration<text:line-break/>un monde inconnu<text:line-break/>toutes les petites vérités quotidiennes<text:line-break/>obsolètes<text:line-break/>apparences<text:line-break/>surfaces<text:line-break/>si difficiles à percer<text:line-break/>partout la désolation<text:line-break/>que tu crois tenir à distance avec<text:line-break/>ce misérable droit de vote<text:line-break/>ce droit de voter pour des misérables<text:line-break/>par des misérables pour des misérables<text:line-break/>besoin d'air<text:line-break/>besoin impossible à satisfaire<text:line-break/>transformer les milliardaires en atmosphère<text:line-break/>pluies sales<text:line-break/>pluies de poussières huileuses<text:line-break/>acides et irradiantes<text:line-break/>…<text:line-break/><text:line-break/>comment peut-on faire<text:line-break/>pour se donner un peu de courage<text:line-break/>pour se mettre à reconstruire<text:line-break/>le monde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Ubuntu" svg:font-family="Ubuntu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Ubuntu" fo:font-size="12pt" fo:language="fr" fo:country="CH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Ubuntu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re_20_1_20_bibliogen" style:display-name="Titre 1 bibliogen" style:family="paragraph" style:parent-style-name="Standard" style:next-style-name="Standard_20_bibliogen" style:class="text" style:master-page-name="">
      <style:paragraph-properties fo:margin-top="0.101cm" fo:margin-bottom="0.199cm" style:page-number="auto"/>
      <style:text-properties fo:font-size="11pt" style:text-underline-style="solid" style:text-underline-width="auto" style:text-underline-color="font-color" fo:font-weight="bold" style:font-size-asian="10.5pt"/>
    </style:style>
    <style:style style:name="Standard_20_bibliogen" style:display-name="Standard bibliogen" style:family="paragraph" style:parent-style-name="Standard" style:class="text">
      <style:text-properties fo:font-size="11pt" style:font-size-asian="11pt" style:font-size-complex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-tête_20_bibliogen" style:display-name="En-tête bibliogen" style:family="paragraph" style:parent-style-name="Header" style:class="extra">
      <style:text-properties fo:font-size="14pt" fo:font-weight="bold" style:font-size-asian="12.25pt" style:font-weight-asian="bold" style:font-size-complex="14pt" style:font-weight-complex="bold"/>
    </style:style>
    <style:style style:name="Standard_20_gauche" style:display-name="Standard gauche" style:family="paragraph" style:parent-style-name="Standard" style:class="text">
      <style:paragraph-properties fo:text-align="start" style:justify-single-word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fo:language="fr" fo:country="CH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Standard_20_note" style:display-name="Standard note" style:family="paragraph" style:parent-style-name="Standard_20_bibliogen" style:class="text" style:master-page-name="">
      <style:paragraph-properties style:page-number="auto"/>
    </style:style>
    <style:style style:name="Titre_20_1_20_note" style:display-name="Titre 1 note" style:family="paragraph" style:parent-style-name="Titre_20_1_20_bibliogen" style:next-style-name="Standard_20_note" style:class="text" style:master-page-name="">
      <style:paragraph-properties style:page-number="auto"/>
      <style:text-properties style:font-size-asian="10.5pt"/>
    </style:style>
    <style:style style:name="Standard_20_12-1.5" style:display-name="Standard 12-1.5" style:family="paragraph" style:parent-style-name="Standard" style:class="text" style:master-page-name="">
      <style:paragraph-properties fo:line-height="150%" style:page-number="auto"/>
      <style:text-properties fo:font-size="12pt" style:font-size-asian="10.5pt" style:font-size-complex="12pt"/>
    </style:style>
    <style:style style:name="Titre_20_1_20_12-1.5" style:display-name="Titre 1 12-1.5" style:family="paragraph" style:parent-style-name="Standard_20_12-1.5" style:next-style-name="Standard_20_12-1.5" style:class="text">
      <style:text-properties fo:font-size="12pt" style:text-underline-style="solid" style:text-underline-width="auto" style:text-underline-color="font-color" fo:font-weight="bold" style:font-size-asian="12pt" style:font-size-complex="12pt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blogigor_026_myriades_de_felures<text:tab/><text:tab/>mardi 29 mars 2011</text:p>
      </style:header>
      <style:footer>
        <text:p text:style-name="Footer"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9T20:51:25</meta:creation-date>
    <dc:title>prise2notes</dc:title>
    <meta:editing-duration>PT5M4S</meta:editing-duration>
    <meta:editing-cycles>3</meta:editing-cycles>
    <meta:generator>LibreOffice/3.3$Linux LibreOffice_project/330m19$Build-8</meta:generator>
    <meta:initial-creator>iGor </meta:initial-creator>
    <dc:date>2011-03-29T21:13:30</dc:date>
    <dc:creator>iGor </dc:creator>
    <meta:document-statistic meta:table-count="0" meta:image-count="0" meta:object-count="0" meta:page-count="1" meta:paragraph-count="3" meta:word-count="193" meta:character-count="1213"/>
    <meta:template xlink:type="simple" xlink:actuate="onRequest" xlink:title="prise2notes" xlink:href="../../../../../Modèles/prise2notes.ott" meta:date="2011-03-29T20:51:24"/>
  </office:meta>
</office:document-meta>
</file>